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udents</text:p>
          </table:table-cell>
          <table:table-cell table:style-name="ce3" office:value-type="date" office:date-value="2024-03-15" calcext:value-type="date">
            <text:p>03/15/24</text:p>
          </table:table-cell>
          <table:table-cell office:value-type="string" calcext:value-type="string">
            <text:p>CS Seminar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Core Principle</text:p>
          </table:table-cell>
          <table:table-cell office:value-type="string" calcext:value-type="string">
            <text:p>Opinion Mining</text:p>
          </table:table-cell>
          <table:table-cell office:value-type="string" calcext:value-type="string">
            <text:p>Updated Value</text:p>
          </table:table-cell>
          <table:table-cell office:value-type="string" calcext:value-type="string">
            <text:p>April 12<text:span text:style-name="T1">th</text:span> quiz thing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Updated value</text:p>
          </table:table-cell>
          <table:table-cell office:value-type="string" calcext:value-type="string">
            <text:p>Additional Bonus</text:p>
          </table:table-cell>
          <table:table-cell office:value-type="string" calcext:value-type="string">
            <text:p>Updated Value 4/20</text:p>
          </table:table-cell>
          <table:table-cell office:value-type="string" calcext:value-type="string">
            <text:p>Board Bonus (from emails)</text:p>
          </table:table-cell>
          <table:table-cell office:value-type="string" calcext:value-type="string">
            <text:p>Updated Value 4/22</text:p>
          </table:table-cell>
        </table:table-row>
        <table:table-row table:style-name="ro1">
          <table:table-cell office:value-type="string" calcext:value-type="string">
            <text:p>Arentz Bethany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]+[.C2]+[.D2]+[.E2]+[.F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ntz Bethany </text:p>
          </table:table-cell>
          <table:table-cell table:formula="of:=[.G2]+[.H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]+[.K2]" office:value-type="float" office:value="4" calcext:value-type="float">
            <text:p>4</text:p>
          </table:table-cell>
          <table:table-cell/>
          <table:table-cell table:formula="of:=[.L2]+[.M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phie Bauman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3]+[.C3]+[.D3]+[.E3]+[.F3]" office:value-type="float" office:value="6" calcext:value-type="float">
            <text:p>6</text:p>
          </table:table-cell>
          <table:table-cell/>
          <table:table-cell office:value-type="string" calcext:value-type="string">
            <text:p>Sophie Baumann</text:p>
          </table:table-cell>
          <table:table-cell table:formula="of:=[.G3]+[.H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]+[.K3]" office:value-type="float" office:value="7" calcext:value-type="float">
            <text:p>7</text:p>
          </table:table-cell>
          <table:table-cell/>
          <table:table-cell table:formula="of:=[.L3]+[.M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iam Beecham jam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]+[.C4]+[.D4]+[.E4]+[.F4]" office:value-type="float" office:value="1" calcext:value-type="float">
            <text:p>1</text:p>
          </table:table-cell>
          <table:table-cell/>
          <table:table-cell office:value-type="string" calcext:value-type="string">
            <text:p>William Beecham james</text:p>
          </table:table-cell>
          <table:table-cell table:formula="of:=[.G4]+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4]+[.K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L4]+[.M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dy Nadea Zhane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]+[.C5]+[.D5]+[.E5]+[.F5]" office:value-type="float" office:value="1" calcext:value-type="float">
            <text:p>1</text:p>
          </table:table-cell>
          <table:table-cell/>
          <table:table-cell office:value-type="string" calcext:value-type="string">
            <text:p>Brady Nadea Zhanee</text:p>
          </table:table-cell>
          <table:table-cell table:formula="of:=[.G5]+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5]+[.K5]" office:value-type="float" office:value="2" calcext:value-type="float">
            <text:p>2</text:p>
          </table:table-cell>
          <table:table-cell/>
          <table:table-cell table:formula="of:=[.L5]+[.M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an Ca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[.B6]+[.C6]+[.D6]+[.E6]+[.F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 Cao</text:p>
          </table:table-cell>
          <table:table-cell table:formula="of:=[.G6]+[.H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6]+[.K6]" office:value-type="float" office:value="11" calcext:value-type="float">
            <text:p>11</text:p>
          </table:table-cell>
          <table:table-cell/>
          <table:table-cell table:formula="of:=[.L6]+[.M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telyn Ca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]+[.C7]+[.D7]+[.E7]+[.F7]" office:value-type="float" office:value="1" calcext:value-type="float">
            <text:p>1</text:p>
          </table:table-cell>
          <table:table-cell/>
          <table:table-cell office:value-type="string" calcext:value-type="string">
            <text:p>Katelyn Cao</text:p>
          </table:table-cell>
          <table:table-cell table:formula="of:=[.G7]+[.H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7]+[.K7]" office:value-type="float" office:value="2" calcext:value-type="float">
            <text:p>2</text:p>
          </table:table-cell>
          <table:table-cell/>
          <table:table-cell table:formula="of:=[.L7]+[.M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al Cheng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8]+[.C8]+[.D8]+[.E8]+[.F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al Cheng </text:p>
          </table:table-cell>
          <table:table-cell table:formula="of:=[.G8]+[.H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]+[.K8]" office:value-type="float" office:value="4" calcext:value-type="float">
            <text:p>4</text:p>
          </table:table-cell>
          <table:table-cell/>
          <table:table-cell table:formula="of:=[.L8]+[.M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orge Delp 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9]+[.C9]+[.D9]+[.E9]+[.F9]" office:value-type="float" office:value="0" calcext:value-type="float">
            <text:p>0</text:p>
          </table:table-cell>
          <table:table-cell/>
          <table:table-cell office:value-type="string" calcext:value-type="string">
            <text:p>George Delp </text:p>
          </table:table-cell>
          <table:table-cell table:formula="of:=[.G9]+[.H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9]+[.K9]" office:value-type="float" office:value="1" calcext:value-type="float">
            <text:p>1</text:p>
          </table:table-cell>
          <table:table-cell/>
          <table:table-cell table:formula="of:=[.L9]+[.M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 Dent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0]+[.C10]+[.D10]+[.E10]+[.F1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 Denton</text:p>
          </table:table-cell>
          <table:table-cell table:formula="of:=[.G10]+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+[.K10]" office:value-type="float" office:value="4" calcext:value-type="float">
            <text:p>4</text:p>
          </table:table-cell>
          <table:table-cell/>
          <table:table-cell table:formula="of:=[.L10]+[.M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hakal Aashis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1]+[.C11]+[.D11]+[.E11]+[.F11]" office:value-type="float" office:value="1" calcext:value-type="float">
            <text:p>1</text:p>
          </table:table-cell>
          <table:table-cell/>
          <table:table-cell office:value-type="string" calcext:value-type="string">
            <text:p>Dhakal Aashish</text:p>
          </table:table-cell>
          <table:table-cell table:formula="of:=[.G11]+[.H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1]+[.K11]" office:value-type="float" office:value="2" calcext:value-type="float">
            <text:p>2</text:p>
          </table:table-cell>
          <table:table-cell/>
          <table:table-cell table:formula="of:=[.L11]+[.M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in Abe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12]+[.C12]+[.D12]+[.E12]+[.F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in Abel</text:p>
          </table:table-cell>
          <table:table-cell table:formula="of:=[.G12]+[.H1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+[.K12]" office:value-type="float" office:value="3" calcext:value-type="float">
            <text:p>3</text:p>
          </table:table-cell>
          <table:table-cell/>
          <table:table-cell table:formula="of:=[.L12]+[.M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uibar Paulina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13]+[.C13]+[.D13]+[.E13]+[.F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uibar Paulina</text:p>
          </table:table-cell>
          <table:table-cell table:formula="of:=[.G13]+[.H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]+[.K13]" office:value-type="float" office:value="5" calcext:value-type="float">
            <text:p>5</text:p>
          </table:table-cell>
          <table:table-cell/>
          <table:table-cell table:formula="of:=[.L13]+[.M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William Emer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4]+[.C14]+[.D14]+[.E14]+[.F14]" office:value-type="float" office:value="1" calcext:value-type="float">
            <text:p>1</text:p>
          </table:table-cell>
          <table:table-cell/>
          <table:table-cell office:value-type="string" calcext:value-type="string">
            <text:p>John William Emerson</text:p>
          </table:table-cell>
          <table:table-cell table:formula="of:=[.G14]+[.H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4]+[.K14]" office:value-type="float" office:value="2" calcext:value-type="float">
            <text:p>2</text:p>
          </table:table-cell>
          <table:table-cell/>
          <table:table-cell table:formula="of:=[.L14]+[.M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Gomez carlo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5]+[.C15]+[.D15]+[.E15]+[.F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Gomez carlos</text:p>
          </table:table-cell>
          <table:table-cell table:formula="of:=[.G15]+[.H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+[.K15]" office:value-type="float" office:value="3" calcext:value-type="float">
            <text:p>3</text:p>
          </table:table-cell>
          <table:table-cell/>
          <table:table-cell table:formula="of:=[.L15]+[.M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nneth Gree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6]+[.C16]+[.D16]+[.E16]+[.F16]" office:value-type="float" office:value="1" calcext:value-type="float">
            <text:p>1</text:p>
          </table:table-cell>
          <table:table-cell/>
          <table:table-cell office:value-type="string" calcext:value-type="string">
            <text:p>Kenneth Greene</text:p>
          </table:table-cell>
          <table:table-cell table:formula="of:=[.G16]+[.H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6]+[.K16]" office:value-type="float" office:value="2" calcext:value-type="float">
            <text:p>2</text:p>
          </table:table-cell>
          <table:table-cell/>
          <table:table-cell table:formula="of:=[.L16]+[.M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ggard ethan Corbi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17]+[.C17]+[.D17]+[.E17]+[.F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ggard ethan Corbin</text:p>
          </table:table-cell>
          <table:table-cell table:formula="of:=[.G17]+[.H17]" office:value-type="float" office:value="4" calcext:value-type="float">
            <text:p>4</text:p>
          </table:table-cell>
          <table:table-cell/>
          <table:table-cell table:formula="of:=[.J17]+[.K17]" office:value-type="float" office:value="4" calcext:value-type="float">
            <text:p>4</text:p>
          </table:table-cell>
          <table:table-cell/>
          <table:table-cell table:formula="of:=[.L17]+[.M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lder sushmit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B18]+[.C18]+[.D18]+[.E18]+[.F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der sushmita</text:p>
          </table:table-cell>
          <table:table-cell table:formula="of:=[.G18]+[.H1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8]+[.K18]" office:value-type="float" office:value="7" calcext:value-type="float">
            <text:p>7</text:p>
          </table:table-cell>
          <table:table-cell/>
          <table:table-cell table:formula="of:=[.L18]+[.M18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dson Hargett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19]+[.C19]+[.D19]+[.E19]+[.F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dson Hargette</text:p>
          </table:table-cell>
          <table:table-cell table:formula="of:=[.G19]+[.H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9]+[.K19]" office:value-type="float" office:value="5" calcext:value-type="float">
            <text:p>5</text:p>
          </table:table-cell>
          <table:table-cell/>
          <table:table-cell table:formula="of:=[.L19]+[.M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med Tah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0]+[.C20]+[.D20]+[.E20]+[.F2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med Taher</text:p>
          </table:table-cell>
          <table:table-cell table:formula="of:=[.G20]+[.H2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]+[.K20]" office:value-type="float" office:value="4" calcext:value-type="float">
            <text:p>4</text:p>
          </table:table-cell>
          <table:table-cell/>
          <table:table-cell table:formula="of:=[.L20]+[.M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pskind Austi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1]+[.C21]+[.D21]+[.E21]+[.F21]" office:value-type="float" office:value="2" calcext:value-type="float">
            <text:p>2</text:p>
          </table:table-cell>
          <table:table-cell/>
          <table:table-cell office:value-type="string" calcext:value-type="string">
            <text:p>Hipskind Austin</text:p>
          </table:table-cell>
          <table:table-cell table:formula="of:=[.G21]+[.H2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+[.K21]" office:value-type="float" office:value="3" calcext:value-type="float">
            <text:p>3</text:p>
          </table:table-cell>
          <table:table-cell/>
          <table:table-cell table:formula="of:=[.L21]+[.M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lihan Jam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2]+[.C22]+[.D22]+[.E22]+[.F2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lihan James</text:p>
          </table:table-cell>
          <table:table-cell table:formula="of:=[.G22]+[.H2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]+[.K22]" office:value-type="float" office:value="4" calcext:value-type="float">
            <text:p>4</text:p>
          </table:table-cell>
          <table:table-cell/>
          <table:table-cell table:formula="of:=[.L22]+[.M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mes K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3]+[.C23]+[.D23]+[.E23]+[.F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Kim</text:p>
          </table:table-cell>
          <table:table-cell table:formula="of:=[.G23]+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]+[.K23]" office:value-type="float" office:value="6" calcext:value-type="float">
            <text:p>6</text:p>
          </table:table-cell>
          <table:table-cell/>
          <table:table-cell table:formula="of:=[.L23]+[.M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msanboev Bekzod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4]+[.C24]+[.D24]+[.E24]+[.F24]" office:value-type="float" office:value="1" calcext:value-type="float">
            <text:p>1</text:p>
          </table:table-cell>
          <table:table-cell/>
          <table:table-cell office:value-type="string" calcext:value-type="string">
            <text:p>Kimsanboev Bekzod </text:p>
          </table:table-cell>
          <table:table-cell table:formula="of:=[.G24]+[.H24]" office:value-type="float" office:value="1" calcext:value-type="float">
            <text:p>1</text:p>
          </table:table-cell>
          <table:table-cell/>
          <table:table-cell table:formula="of:=[.J24]+[.K24]" office:value-type="float" office:value="1" calcext:value-type="float">
            <text:p>1</text:p>
          </table:table-cell>
          <table:table-cell/>
          <table:table-cell table:formula="of:=[.L24]+[.M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endoen Noah Patric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5]+[.C25]+[.D25]+[.E25]+[.F2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endoen Noah Patrick</text:p>
          </table:table-cell>
          <table:table-cell table:formula="of:=[.G25]+[.H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]+[.K25]" office:value-type="float" office:value="5" calcext:value-type="float">
            <text:p>5</text:p>
          </table:table-cell>
          <table:table-cell/>
          <table:table-cell table:formula="of:=[.L25]+[.M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m Kayly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26]+[.C26]+[.D26]+[.E26]+[.F2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 Kaylyn</text:p>
          </table:table-cell>
          <table:table-cell table:formula="of:=[.G26]+[.H2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26]+[.K26]" office:value-type="float" office:value="9" calcext:value-type="float">
            <text:p>9</text:p>
          </table:table-cell>
          <table:table-cell/>
          <table:table-cell table:formula="of:=[.L26]+[.M2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tinez Brady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7]+[.C27]+[.D27]+[.E27]+[.F27]" office:value-type="float" office:value="2" calcext:value-type="float">
            <text:p>2</text:p>
          </table:table-cell>
          <table:table-cell/>
          <table:table-cell office:value-type="string" calcext:value-type="string">
            <text:p>Martinez Brady</text:p>
          </table:table-cell>
          <table:table-cell table:formula="of:=[.G27]+[.H2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]+[.K27]" office:value-type="float" office:value="3" calcext:value-type="float">
            <text:p>3</text:p>
          </table:table-cell>
          <table:table-cell/>
          <table:table-cell table:formula="of:=[.L27]+[.M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gee madison Elizabeth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[.B28]+[.C28]+[.D28]+[.E28]+[.F2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gee madison Elizabeth</text:p>
          </table:table-cell>
          <table:table-cell table:formula="of:=[.G28]+[.H2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28]+[.K28]" office:value-type="float" office:value="11" calcext:value-type="float">
            <text:p>11</text:p>
          </table:table-cell>
          <table:table-cell/>
          <table:table-cell table:formula="of:=[.L28]+[.M2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laughlin Jare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9]+[.C29]+[.D29]+[.E29]+[.F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laughlin Jared</text:p>
          </table:table-cell>
          <table:table-cell table:formula="of:=[.G29]+[.H2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9]+[.K29]" office:value-type="float" office:value="5" calcext:value-type="float">
            <text:p>5</text:p>
          </table:table-cell>
          <table:table-cell/>
          <table:table-cell table:formula="of:=[.L29]+[.M2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ller Jacob Benjam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B30]+[.C30]+[.D30]+[.E30]+[.F30]" office:value-type="float" office:value="4" calcext:value-type="float">
            <text:p>4</text:p>
          </table:table-cell>
          <table:table-cell/>
          <table:table-cell office:value-type="string" calcext:value-type="string">
            <text:p>Miller Jacob Benjamin</text:p>
          </table:table-cell>
          <table:table-cell table:formula="of:=[.G30]+[.H3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]+[.K30]" office:value-type="float" office:value="5" calcext:value-type="float">
            <text:p>5</text:p>
          </table:table-cell>
          <table:table-cell/>
          <table:table-cell table:formula="of:=[.L30]+[.M3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guyen Christina May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31]+[.C31]+[.D31]+[.E31]+[.F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uyen Christina May</text:p>
          </table:table-cell>
          <table:table-cell table:formula="of:=[.G31]+[.H3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]+[.K31]" office:value-type="float" office:value="5" calcext:value-type="float">
            <text:p>5</text:p>
          </table:table-cell>
          <table:table-cell/>
          <table:table-cell table:formula="of:=[.L31]+[.M3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guyen Hanna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32]+[.C32]+[.D32]+[.E32]+[.F3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uyen Hannah</text:p>
          </table:table-cell>
          <table:table-cell table:formula="of:=[.G32]+[.H3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2]+[.K32]" office:value-type="float" office:value="5" calcext:value-type="float">
            <text:p>5</text:p>
          </table:table-cell>
          <table:table-cell/>
          <table:table-cell table:formula="of:=[.L32]+[.M3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guyen Bae ki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33]+[.C33]+[.D33]+[.E33]+[.F33]" office:value-type="float" office:value="2" calcext:value-type="float">
            <text:p>2</text:p>
          </table:table-cell>
          <table:table-cell/>
          <table:table-cell office:value-type="string" calcext:value-type="string">
            <text:p>Nguyen Bae kim</text:p>
          </table:table-cell>
          <table:table-cell table:formula="of:=[.G33]+[.H33]" office:value-type="float" office:value="2" calcext:value-type="float">
            <text:p>2</text:p>
          </table:table-cell>
          <table:table-cell/>
          <table:table-cell table:formula="of:=[.J33]+[.K33]" office:value-type="float" office:value="2" calcext:value-type="float">
            <text:p>2</text:p>
          </table:table-cell>
          <table:table-cell/>
          <table:table-cell table:formula="of:=[.L33]+[.M3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iz Elliz Yohelvi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34]+[.C34]+[.D34]+[.E34]+[.F34]" office:value-type="float" office:value="2" calcext:value-type="float">
            <text:p>2</text:p>
          </table:table-cell>
          <table:table-cell/>
          <table:table-cell office:value-type="string" calcext:value-type="string">
            <text:p>Ortiz Elliz Yohelvin</text:p>
          </table:table-cell>
          <table:table-cell table:formula="of:=[.G34]+[.H3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]+[.K34]" office:value-type="float" office:value="3" calcext:value-type="float">
            <text:p>3</text:p>
          </table:table-cell>
          <table:table-cell/>
          <table:table-cell table:formula="of:=[.L34]+[.M3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erson jarret Tayl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35]+[.C35]+[.D35]+[.E35]+[.F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son jarret Taylor</text:p>
          </table:table-cell>
          <table:table-cell table:formula="of:=[.G35]+[.H35]" office:value-type="float" office:value="3" calcext:value-type="float">
            <text:p>3</text:p>
          </table:table-cell>
          <table:table-cell/>
          <table:table-cell table:formula="of:=[.J35]+[.K35]" office:value-type="float" office:value="3" calcext:value-type="float">
            <text:p>3</text:p>
          </table:table-cell>
          <table:table-cell/>
          <table:table-cell table:formula="of:=[.L35]+[.M3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m Minh Du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m Minh Duc</text:p>
          </table:table-cell>
          <table:table-cell table:formula="of:=[.G36]+[.H36]" office:value-type="float" office:value="4" calcext:value-type="float">
            <text:p>4</text:p>
          </table:table-cell>
          <table:table-cell/>
          <table:table-cell table:formula="of:=[.J36]+[.K36]" office:value-type="float" office:value="4" calcext:value-type="float">
            <text:p>4</text:p>
          </table:table-cell>
          <table:table-cell/>
          <table:table-cell table:formula="of:=[.L36]+[.M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tter Maureen li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B37]+[.C37]+[.D37]+[.E37]+[.F3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ter Maureen lia</text:p>
          </table:table-cell>
          <table:table-cell table:formula="of:=[.G37]+[.H37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7]+[.K37]" office:value-type="float" office:value="7" calcext:value-type="float">
            <text:p>7</text:p>
          </table:table-cell>
          <table:table-cell/>
          <table:table-cell table:formula="of:=[.L37]+[.M3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rdon Kathry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38]+[.C38]+[.D38]+[.E38]+[.F3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rdon Kathryn</text:p>
          </table:table-cell>
          <table:table-cell table:formula="of:=[.G38]+[.H3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]+[.K38]" office:value-type="float" office:value="4" calcext:value-type="float">
            <text:p>4</text:p>
          </table:table-cell>
          <table:table-cell/>
          <table:table-cell table:formula="of:=[.L38]+[.M3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 Ross 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39]+[.C39]+[.D39]+[.E39]+[.F3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 Ross </text:p>
          </table:table-cell>
          <table:table-cell table:formula="of:=[.G39]+[.H3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9]+[.K39]" office:value-type="float" office:value="7" calcext:value-type="float">
            <text:p>7</text:p>
          </table:table-cell>
          <table:table-cell/>
          <table:table-cell table:formula="of:=[.L39]+[.M3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oni Jarom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B40]+[.C40]+[.D40]+[.E40]+[.F4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oni Jaromir</text:p>
          </table:table-cell>
          <table:table-cell table:formula="of:=[.G40]+[.H4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0]+[.K40]" office:value-type="float" office:value="7" calcext:value-type="float">
            <text:p>7</text:p>
          </table:table-cell>
          <table:table-cell/>
          <table:table-cell table:formula="of:=[.L40]+[.M4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anonok max Steve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41]+[.C41]+[.D41]+[.E41]+[.F4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nonok max Steven</text:p>
          </table:table-cell>
          <table:table-cell table:formula="of:=[.G41]+[.H4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]+[.K41]" office:value-type="float" office:value="3" calcext:value-type="float">
            <text:p>3</text:p>
          </table:table-cell>
          <table:table-cell/>
          <table:table-cell table:formula="of:=[.L41]+[.M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tman Joseph Byron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2]+[.C42]+[.D42]+[.E42]+[.F4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tman Joseph Byron </text:p>
          </table:table-cell>
          <table:table-cell table:formula="of:=[.G42]+[.H4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]+[.K4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L42]+[.M4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ussaint Kay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43]+[.C43]+[.D43]+[.E43]+[.F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ssaint Kaye</text:p>
          </table:table-cell>
          <table:table-cell table:formula="of:=[.G43]+[.H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43]+[.K43]" office:value-type="float" office:value="2" calcext:value-type="float">
            <text:p>2</text:p>
          </table:table-cell>
          <table:table-cell/>
          <table:table-cell table:formula="of:=[.L43]+[.M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 Miche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44]+[.C44]+[.D44]+[.E44]+[.F4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 Michelle</text:p>
          </table:table-cell>
          <table:table-cell table:formula="of:=[.G44]+[.H4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4]+[.K44]" office:value-type="float" office:value="6" calcext:value-type="float">
            <text:p>6</text:p>
          </table:table-cell>
          <table:table-cell/>
          <table:table-cell table:formula="of:=[.L44]+[.M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n Justin 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5]+[.C45]+[.D45]+[.E45]+[.F4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 Justin N</text:p>
          </table:table-cell>
          <table:table-cell table:formula="of:=[.G45]+[.H4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5]+[.K45]" office:value-type="float" office:value="5" calcext:value-type="float">
            <text:p>5</text:p>
          </table:table-cell>
          <table:table-cell/>
          <table:table-cell table:formula="of:=[.L45]+[.M4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dygriff Colt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6]+[.C46]+[.D46]+[.E46]+[.F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dygriff Colton</text:p>
          </table:table-cell>
          <table:table-cell table:formula="of:=[.G46]+[.H4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]+[.K46]" office:value-type="float" office:value="3" calcext:value-type="float">
            <text:p>3</text:p>
          </table:table-cell>
          <table:table-cell/>
          <table:table-cell table:formula="of:=[.L46]+[.M4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liams Jacob Kendri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7]+[.C47]+[.D47]+[.E47]+[.F4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 Jacob Kendrick</text:p>
          </table:table-cell>
          <table:table-cell table:formula="of:=[.G47]+[.H4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7]+[.K47]" office:value-type="float" office:value="4" calcext:value-type="float">
            <text:p>4</text:p>
          </table:table-cell>
          <table:table-cell/>
          <table:table-cell table:formula="of:=[.L47]+[.M4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ker Ya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8]+[.C48]+[.D48]+[.E48]+[.F4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 Yates</text:p>
          </table:table-cell>
          <table:table-cell table:formula="of:=[.G48]+[.H4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]+[.K48]" office:value-type="float" office:value="4" calcext:value-type="float">
            <text:p>4</text:p>
          </table:table-cell>
          <table:table-cell/>
          <table:table-cell table:formula="of:=[.L48]+[.M4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hou Youka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9]+[.C49]+[.D49]+[.E49]+[.F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ou Youkai</text:p>
          </table:table-cell>
          <table:table-cell table:formula="of:=[.G49]+[.H4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9]+[.K49]" office:value-type="float" office:value="4" calcext:value-type="float">
            <text:p>4</text:p>
          </table:table-cell>
          <table:table-cell/>
          <table:table-cell table:formula="of:=[.L49]+[.M49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2:57:12.668879045</meta:creation-date>
    <dc:date>2024-04-22T21:58:43.327714108</dc:date>
    <meta:editing-duration>PT4H26M49S</meta:editing-duration>
    <meta:editing-cycles>6</meta:editing-cycles>
    <meta:generator>LibreOffice/7.3.7.2$Linux_X86_64 LibreOffice_project/30$Build-2</meta:generator>
    <meta:document-statistic meta:table-count="1" meta:cell-count="448" meta:object-count="0"/>
  </office:meta>
</office:document-meta>
</file>